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50df2" officeooo:paragraph-rsid="00150df2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50df2" officeooo:paragraph-rsid="00150df2" style:font-weight-asian="bold" style:font-weight-complex="bold"/>
    </style:style>
    <style:style style:name="P3" style:family="paragraph" style:parent-style-name="Standard">
      <style:text-properties fo:font-weight="normal" officeooo:rsid="00150df2" officeooo:paragraph-rsid="00150df2" style:font-weight-asian="normal" style:font-weight-complex="normal"/>
    </style:style>
    <style:style style:name="P4" style:family="paragraph" style:parent-style-name="Standard">
      <style:text-properties fo:font-weight="normal" officeooo:rsid="00150df2" officeooo:paragraph-rsid="0015b498" style:font-weight-asian="normal" style:font-weight-complex="normal"/>
    </style:style>
    <style:style style:name="P5" style:family="paragraph" style:parent-style-name="Standard">
      <style:text-properties fo:font-weight="normal" officeooo:paragraph-rsid="0015b498" style:font-weight-asian="normal" style:font-weight-complex="normal"/>
    </style:style>
    <style:style style:name="P6" style:family="paragraph" style:parent-style-name="Standard">
      <style:text-properties fo:font-weight="normal" officeooo:rsid="0015b498" officeooo:paragraph-rsid="0015b498" style:font-weight-asian="normal" style:font-weight-complex="normal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150df2" officeooo:paragraph-rsid="00150df2" style:font-weight-asian="bold" style:font-weight-complex="bold"/>
    </style:style>
    <style:style style:name="P8" style:family="paragraph" style:parent-style-name="Standard">
      <style:text-properties style:text-underline-style="none" fo:font-weight="bold" officeooo:rsid="00150df2" officeooo:paragraph-rsid="00150df2" style:font-weight-asian="bold" style:font-weight-complex="bold"/>
    </style:style>
    <style:style style:name="P9" style:family="paragraph" style:parent-style-name="Standard">
      <style:text-properties style:text-underline-style="none" fo:font-weight="bold" officeooo:rsid="0015b498" officeooo:paragraph-rsid="0015b498" style:font-weight-asian="bold" style:font-weight-complex="bold"/>
    </style:style>
    <style:style style:name="P10" style:family="paragraph" style:parent-style-name="Standard">
      <style:text-properties style:text-underline-style="none" fo:font-weight="bold" officeooo:rsid="00170566" officeooo:paragraph-rsid="00170566" style:font-weight-asian="bold" style:font-weight-complex="bold"/>
    </style:style>
    <style:style style:name="P11" style:family="paragraph" style:parent-style-name="Standard">
      <style:text-properties style:text-underline-style="none" fo:font-weight="bold" officeooo:rsid="0018d670" officeooo:paragraph-rsid="0018d670" style:font-weight-asian="bold" style:font-weight-complex="bold"/>
    </style:style>
    <style:style style:name="P12" style:family="paragraph" style:parent-style-name="Standard">
      <style:text-properties style:text-underline-style="none" fo:font-weight="bold" officeooo:rsid="001a2c4b" officeooo:paragraph-rsid="001a2c4b" style:font-weight-asian="bold" style:font-weight-complex="bold"/>
    </style:style>
    <style:style style:name="P13" style:family="paragraph" style:parent-style-name="Standard">
      <style:text-properties style:text-underline-style="none" fo:font-weight="bold" officeooo:rsid="001e2321" officeooo:paragraph-rsid="001e2321" style:font-weight-asian="bold" style:font-weight-complex="bold"/>
    </style:style>
    <style:style style:name="P14" style:family="paragraph" style:parent-style-name="Standard">
      <style:text-properties style:text-underline-style="none" fo:font-weight="bold" officeooo:rsid="001c7833" officeooo:paragraph-rsid="001c7833" style:font-weight-asian="bold" style:font-weight-complex="bold"/>
    </style:style>
    <style:style style:name="P15" style:family="paragraph" style:parent-style-name="Standard">
      <style:text-properties style:text-underline-style="none" fo:font-weight="normal" officeooo:rsid="00150df2" officeooo:paragraph-rsid="00150df2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15b498" officeooo:paragraph-rsid="0015b498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170566" officeooo:paragraph-rsid="00170566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1a2c4b" officeooo:paragraph-rsid="00170566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1a2c4b" officeooo:paragraph-rsid="0018d670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01a2c4b" officeooo:paragraph-rsid="001a2c4b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018d670" officeooo:paragraph-rsid="0018d670" style:font-weight-asian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variant="normal" fo:text-transform="none" style:use-window-font-color="true" loext:opacity="0%" style:font-name="Liberation Serif" fo:font-size="16pt" fo:letter-spacing="normal" fo:font-style="normal" style:text-underline-style="solid" style:text-underline-width="auto" style:text-underline-color="font-color" fo:font-weight="bold" officeooo:rsid="00150df2" officeooo:paragraph-rsid="00150df2" fo:background-color="#ffffff" style:font-size-asian="16pt" style:font-weight-asian="bold" style:font-size-complex="16pt" style:font-weight-complex="bold" loext:padding="0in" loext:border="none"/>
    </style:style>
    <style:style style:name="P23" style:family="paragraph" style:parent-style-name="Standard">
      <style:text-properties style:text-underline-style="none" fo:font-weight="bold" officeooo:rsid="0020fc7c" officeooo:paragraph-rsid="0020fc7c" style:font-weight-asian="bold" style:font-weight-complex="bold"/>
    </style:style>
    <style:style style:name="P24" style:family="paragraph" style:parent-style-name="Standard">
      <style:text-properties style:text-underline-style="none" fo:font-weight="bold" officeooo:rsid="0015b498" officeooo:paragraph-rsid="0015b498" style:font-weight-asian="bold" style:font-weight-complex="bold"/>
    </style:style>
    <style:style style:name="T1" style:family="text">
      <style:text-properties fo:font-variant="normal" fo:text-transform="none" style:use-window-font-color="true" loext:opacity="0%" style:font-name="Liberation Serif" fo:font-size="16pt" fo:letter-spacing="normal" fo:font-style="normal" style:text-underline-style="solid" style:text-underline-width="auto" style:text-underline-color="font-color" fo:background-color="#ffffff" loext:char-shading-value="0" style:font-size-asian="16pt" style:font-size-complex="16pt" loext:padding="0in" loext:border="none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70566" style:font-weight-asian="normal" style:font-weight-complex="normal"/>
    </style:style>
    <style:style style:name="T5" style:family="text">
      <style:text-properties fo:font-weight="normal" officeooo:rsid="001a2c4b" style:font-weight-asian="normal" style:font-weight-complex="normal"/>
    </style:style>
    <style:style style:name="T6" style:family="text">
      <style:text-properties style:text-underline-style="none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text-underline-style="none" fo:font-weight="normal" officeooo:rsid="0015b498" style:font-weight-asian="normal" style:font-weight-complex="normal"/>
    </style:style>
    <style:style style:name="T9" style:family="text">
      <style:text-properties style:text-underline-style="none" officeooo:rsid="00150df2"/>
    </style:style>
    <style:style style:name="T10" style:family="text">
      <style:text-properties style:text-underline-style="none" officeooo:rsid="0015b498"/>
    </style:style>
    <style:style style:name="T11" style:family="text">
      <style:text-properties style:text-underline-style="none" officeooo:rsid="0015ade5"/>
    </style:style>
    <style:style style:name="T12" style:family="text">
      <style:text-properties officeooo:rsid="0015b498"/>
    </style:style>
    <style:style style:name="T13" style:family="text">
      <style:text-properties style:font-name="Liberation Serif" fo:font-size="12pt" style:font-name-asian="Noto Serif CJK SC" style:font-size-asian="12pt" style:font-name-complex="Lohit Devanagari1" style:font-size-complex="12pt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2pt" officeooo:rsid="0015b498" style:font-size-asian="12pt" style:font-size-complex="12pt"/>
    </style:style>
    <style:style style:name="T16" style:family="text">
      <style:text-properties fo:font-size="12pt" style:text-underline-style="none" officeooo:rsid="00150df2" style:font-size-asian="12pt" style:font-size-complex="12pt"/>
    </style:style>
    <style:style style:name="T17" style:family="text">
      <style:text-properties fo:font-size="12pt" style:text-underline-style="none" officeooo:rsid="0015b498" style:font-size-asian="12pt" style:font-size-complex="12pt"/>
    </style:style>
    <style:style style:name="T18" style:family="text">
      <style:text-properties officeooo:rsid="001c7833"/>
    </style:style>
    <style:style style:name="T19" style:family="text">
      <style:text-properties officeooo:rsid="001e2321"/>
    </style:style>
    <style:style style:name="T20" style:family="text">
      <style:text-properties officeooo:rsid="001e2a98"/>
    </style:style>
    <style:style style:name="T21" style:family="text">
      <style:text-properties officeooo:rsid="0020fc7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a xlink:type="simple" xlink:href="https://campus.tum.de/tumonline/ee/ui/ca2/app/desktop/#/slc.xm.ac/achievements/10013831" text:style-name="Internet_20_link" text:visited-style-name="Visited_20_Internet_20_Link"><text:span text:style-name="T1">Visual Analysis of Correlation Patterns in Meteorological Multi-parameter Datasets using Feature Relevance Methods on Neural Variable Transfer Models</text:span></text:a></text:p>
      <text:p text:style-name="P22">OUTLINE</text:p>
      <text:p text:style-name="P1"/>
      <text:p text:style-name="P1">1- THE INTRODUCTION</text:p>
      <text:p text:style-name="P1"/>
      <text:p text:style-name="P3"><text:span text:style-name="T2">- The problem:</text:span> Multi-parameter complex dataset, What is the correlation between the parameters? What spatial patterns exist between the parameters? <text:span text:style-name="T12">Neural Networks as black boxes?</text:span></text:p>
      <text:p text:style-name="P4"><text:span text:style-name="T2">- The motivation:</text:span> To understand the climate better. Why is it important <text:span text:style-name="T12">to discover climate patterns</text:span>?</text:p>
      <text:p text:style-name="P6">- Visual Analysis to explain the decision process of the models.</text:p>
      <text:p text:style-name="P3"><text:span text:style-name="T2">- Background information:</text:span><text:span text:style-name="T6"> General</text:span> use of neural networks in climate sciences and correlation analysis</text:p>
      <text:p text:style-name="P3"><text:span text:style-name="T2">- Our approach:</text:span> Variable Transfer Model<text:span text:style-name="T6">. Multiplicative Gaussian Dropout, Visualization of Spatial patterns through Feature relevance methods (Gradient and L</text:span><text:span text:style-name="T10">R</text:span><text:span text:style-name="T6">P)</text:span></text:p>
      <text:p text:style-name="P7">- Limiting conditions:<text:span text:style-name="T7"> Temporal patterns</text:span></text:p>
      <text:p text:style-name="P7">- Potential Contributions:<text:span text:style-name="T7"> Help climate scientists to use/develop these models to explore new climate patterns. Contribute to correlation analysis on multivariate time-series data. </text:span><text:span text:style-name="T8">Was the Gradient analysis ever used in the field? If not, that is a potential contribution.</text:span></text:p>
      <text:p text:style-name="P15"/>
      <text:p text:style-name="P7"/>
      <text:p text:style-name="P7"/>
      <text:p text:style-name="P8">2- RELATED WORK</text:p>
      <text:p text:style-name="P8"/>
      <text:p text:style-name="P5"><text:span text:style-name="T9">- Exploring Correlations</text:span><text:span text:style-name="T11">(Similarities)</text:span><text:span text:style-name="T9"> using Neural Networks </text:span><text:span text:style-name="T11">(</text:span><text:span text:style-name="T10">V2V </text:span><text:span text:style-name="T11">Paper </text:span><text:span text:style-name="T10">and more)</text:span></text:p>
      <text:p text:style-name="P5"><text:span text:style-name="T14">- </text:span><text:span text:style-name="T15">A</text:span><text:span text:style-name="T14">pplications of convolutional neural networks to spati</text:span><text:span text:style-name="T15">al</text:span><text:span text:style-name="T14">-</text:span><text:span text:style-name="T13">temporal</text:span><text:span text:style-name="T14"> climate data: <text:s/>Predicting clustered weather patterns </text:span><text:span text:style-name="T15">(Chattopadhyay), </text:span><text:span text:style-name="T16">Weather Forecast: </text:span><text:span text:style-name="T17">using U-Nets (Punjabi)</text:span></text:p>
      <text:p text:style-name="P15">- Use of Neural Networks to explore climate patterns (Labe and Barnes)</text:p>
      <text:p text:style-name="P15">- Use of Neural Networks to model impacts of climate change</text:p>
      <text:p text:style-name="P15">- <text:span text:style-name="T12">Use of LRP in geosciences to discover patterns (A. Toms and A. Barnes)</text:span></text:p>
      <text:p text:style-name="P9"/>
      <text:p text:style-name="P9"/>
      <text:p text:style-name="P9"/>
      <text:p text:style-name="P9">3- VARIABLE TRANSFER MODELS</text:p>
      <text:p text:style-name="P9"/>
      <text:p text:style-name="P9">a) <text:span text:style-name="T3">V2V model description: What is a UNet? What is the V2V model?</text:span></text:p>
      <text:p text:style-name="P9"><text:span text:style-name="T3"/></text:p>
      <text:p text:style-name="P23">b) <text:span text:style-name="T3">Network Architecture</text:span></text:p>
      <text:p text:style-name="P16"/>
      <text:p text:style-name="P9"><text:span text:style-name="T21">c</text:span>) <text:span text:style-name="T3">Different uses and applications. Shortcomings </text:span><text:span text:style-name="T4">of V2V </text:span><text:span text:style-name="T3">in correlation analysis.</text:span></text:p>
      <text:p text:style-name="P16"/>
      <text:p text:style-name="P16"/>
      <text:p text:style-name="P16"/>
      <text:p text:style-name="P13">4- MODELS AND METHODS</text:p>
      <text:p text:style-name="P9"><text:span text:style-name="T4"/></text:p>
      <text:p text:style-name="P17"/>
      <text:p text:style-name="P10"><text:span text:style-name="T21">a</text:span>) <text:span text:style-name="T3">Many-to-many model and Many-to-one model (No comparison here, just descriptions)</text:span></text:p>
      <text:p text:style-name="P17"/>
      <text:p text:style-name="P10"><text:span text:style-name="T21">b</text:span>) <text:span text:style-name="T3">Climatology model as a benchmark</text:span></text:p>
      <text:p text:style-name="P10"/>
      <text:p text:style-name="P10"><text:soft-page-break/><text:span text:style-name="T21">c</text:span>) <text:span text:style-name="T3">Multiplicative Gaussian Dropout Analysis</text:span></text:p>
      <text:p text:style-name="P10"><text:span text:style-name="T3">- </text:span><text:span text:style-name="T5">Manual Tuning</text:span></text:p>
      <text:p text:style-name="P18">- Self-tuning Dropout</text:p>
      <text:p text:style-name="P17"/>
      <text:p text:style-name="P10"><text:span text:style-name="T21">d</text:span><text:span text:style-name="T20">)</text:span> <text:span text:style-name="T3">Gradient Analysis</text:span></text:p>
      <text:p text:style-name="P17"/>
      <text:p text:style-name="P10"><text:span text:style-name="T20">e</text:span>) <text:span text:style-name="T3">Layer-wise Relevance Propagation</text:span></text:p>
      <text:p text:style-name="P17"/>
      <text:p text:style-name="P17"/>
      <text:p text:style-name="P17"/>
      <text:p text:style-name="P11"><text:span text:style-name="T19">5-</text:span> <text:span text:style-name="T18">EXPERIMENT SETUP</text:span></text:p>
      <text:p text:style-name="P14"/>
      <text:p text:style-name="P14"/>
      <text:p text:style-name="P23">a) <text:span text:style-name="T3">Dataset</text:span></text:p>
      <text:p text:style-name="P23"><text:span text:style-name="T3"/></text:p>
      <text:p text:style-name="P23">b) <text:span text:style-name="T3">Training process</text:span></text:p>
      <text:p text:style-name="P11"/>
      <text:p text:style-name="P11"/>
      <text:p text:style-name="P11"><text:span text:style-name="T19">6-</text:span> RESULTS</text:p>
      <text:p text:style-name="P11"/>
      <text:p text:style-name="P11">a) <text:span text:style-name="T3">Many-to-many / Many-to-one prediction performance, Climatology predictions</text:span></text:p>
      <text:p text:style-name="P21"/>
      <text:p text:style-name="P11">b) <text:span text:style-name="T3">Weekly/Monthly </text:span><text:span text:style-name="T5">predictions, Temporal patterns</text:span></text:p>
      <text:p text:style-name="P19"/>
      <text:p text:style-name="P12">c) <text:span text:style-name="T3">Dropout Results:</text:span></text:p>
      <text:p text:style-name="P20">- Heat maps, Bar Charts, Performance rankings, Similarity metric, distance clusters, Dendograms</text:p>
      <text:p text:style-name="P20"/>
      <text:p text:style-name="P12">d) <text:span text:style-name="T3">Gradient Analysis Results:</text:span></text:p>
      <text:p text:style-name="P20">- Same visuals as in c)</text:p>
      <text:p text:style-name="P20"/>
      <text:p text:style-name="P12">e) <text:span text:style-name="T3">Sensitivity maps</text:span></text:p>
      <text:p text:style-name="P20">- Gradient and LRP maps</text:p>
      <text:p text:style-name="P20">- Different types of sensitivity maps, (one time point, average, one pixel, multiple pixels, whole map etc…)</text:p>
      <text:p text:style-name="P20"/>
      <text:p text:style-name="P20"/>
      <text:p text:style-name="P12"><text:span text:style-name="T19">7</text:span>– DISCUSSION AND INTERPRETATION</text:p>
      <text:p text:style-name="P12"/>
      <text:p text:style-name="P12">a) <text:span text:style-name="T3">Why many-to-one instead of many-to-many?</text:span></text:p>
      <text:p text:style-name="P12">b)<text:span text:style-name="T3"> Seasonal prediction analysis (briefly, no climate analysis)</text:span></text:p>
      <text:p text:style-name="P12">c)<text:span text:style-name="T3"> Dropout vs. Gradient analysis Comparison for Correlation Analysis</text:span></text:p>
      <text:p text:style-name="P12">d) <text:span text:style-name="T3">Gradient vs. LRP regarding Sensitivity maps</text:span></text:p>
      <text:p text:style-name="P12"/>
      <text:p text:style-name="P12">e) <text:span text:style-name="T3">General Discussion and additional points</text:span></text:p>
      <text:p text:style-name="P20"/>
      <text:p text:style-name="P20"/>
      <text:p text:style-name="P12"><text:span text:style-name="T19">8</text:span>- CONCLUSIO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3T10:24:06.056712482</meta:creation-date>
    <dc:date>2023-02-03T17:41:42.363815694</dc:date>
    <meta:editing-duration>PT6H4M8S</meta:editing-duration>
    <meta:editing-cycles>4</meta:editing-cycles>
    <meta:generator>LibreOffice/7.3.6.2$Linux_X86_64 LibreOffice_project/30$Build-2</meta:generator>
    <meta:document-statistic meta:table-count="0" meta:image-count="0" meta:object-count="0" meta:page-count="2" meta:paragraph-count="48" meta:word-count="407" meta:character-count="2840" meta:non-whitespace-character-count="2480"/>
  </office:meta>
</office:document-meta>
</file>